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start" style:justify-single-word="false"/>
      <style:text-properties style:text-underline-style="none" fo:font-weight="normal" officeooo:paragraph-rsid="000c4c48" style:font-weight-asian="normal" style:font-weight-complex="normal"/>
    </style:style>
    <style:style style:name="P2" style:family="paragraph" style:parent-style-name="Standard">
      <style:paragraph-properties fo:line-height="200%" fo:text-align="start" style:justify-single-word="false"/>
      <style:text-properties style:text-underline-style="none" fo:font-weight="normal" officeooo:paragraph-rsid="000e43ee" style:font-weight-asian="normal" style:font-weight-complex="normal"/>
    </style:style>
    <style:style style:name="P3" style:family="paragraph" style:parent-style-name="Standard">
      <style:paragraph-properties fo:line-height="200%" fo:text-align="center" style:justify-single-word="false"/>
      <style:text-properties style:text-underline-style="solid" style:text-underline-width="auto" style:text-underline-color="font-color" fo:font-weight="bold" officeooo:rsid="000c4c48" officeooo:paragraph-rsid="000c4c48" style:font-weight-asian="bold" style:font-weight-complex="bold"/>
    </style:style>
    <style:style style:name="P4" style:family="paragraph" style:parent-style-name="Standard">
      <style:paragraph-properties fo:line-height="200%" fo:text-align="start" style:justify-single-word="false"/>
      <style:text-properties style:text-underline-style="none" fo:font-weight="normal" officeooo:rsid="000c4c48" officeooo:paragraph-rsid="000c4c48" style:font-weight-asian="normal" style:font-weight-complex="normal"/>
    </style:style>
    <style:style style:name="P5" style:family="paragraph" style:parent-style-name="Standard">
      <style:paragraph-properties fo:line-height="200%" fo:text-align="start" style:justify-single-word="false"/>
      <style:text-properties style:text-underline-style="none" fo:font-weight="normal" officeooo:rsid="000e43ee" officeooo:paragraph-rsid="000e43ee" style:font-weight-asian="normal" style:font-weight-complex="normal"/>
    </style:style>
    <style:style style:name="P6" style:family="paragraph" style:parent-style-name="Standard">
      <style:paragraph-properties fo:line-height="200%" fo:text-align="start" style:justify-single-word="false"/>
      <style:text-properties style:text-underline-style="none" fo:font-weight="normal" officeooo:rsid="000f2a87" officeooo:paragraph-rsid="000f2a87" style:font-weight-asian="normal" style:font-weight-complex="normal"/>
    </style:style>
    <style:style style:name="T1" style:family="text">
      <style:text-properties officeooo:rsid="000c4c48"/>
    </style:style>
    <style:style style:name="T2" style:family="text">
      <style:text-properties style:text-position="super 58%" officeooo:rsid="000c4c48"/>
    </style:style>
    <style:style style:name="T3" style:family="text">
      <style:text-properties officeooo:rsid="000e43ee"/>
    </style:style>
    <style:style style:name="T4" style:family="text">
      <style:text-properties officeooo:rsid="000f2a87"/>
    </style:style>
    <style:style style:name="T5" style:family="text">
      <style:text-properties officeooo:rsid="0010c0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 have a quest</text:p>
      <text:p text:style-name="P4">I have a quest,</text:p>
      <text:p text:style-name="P4">that one aeon,</text:p>
      <text:p text:style-name="P4">this kingdom will rise up</text:p>
      <text:p text:style-name="P4">and kill away the true meaning of its orc-slaying creed,</text:p>
      <text:p text:style-name="P4">'We hold these lies to be self-sustaining,</text:p>
      <text:p text:style-name="P4">that all orcs are created evil'</text:p>
      <text:p text:style-name="P4"/>
      <text:p text:style-name="P4">I have a quest </text:p>
      <text:p text:style-name="P1"><text:span text:style-name="T1">that one aeon on the gr</text:span><text:span text:style-name="T4">a</text:span><text:span text:style-name="T1">y slope</text:span><text:span text:style-name="T4">s</text:span><text:span text:style-name="T1"> of Midgar</text:span></text:p>
      <text:p text:style-name="P4">the sons of former inhabitants of the upper plate,</text:p>
      <text:p text:style-name="P4">and the sons of former residents of sector 5,</text:p>
      <text:p text:style-name="P1"><text:span text:style-name="T1">will be able to slit each </text:span><text:span text:style-name="T4">others</text:span><text:span text:style-name="T1"> throat,</text:span></text:p>
      <text:p text:style-name="P1"><text:span text:style-name="T1">at the table of 7</text:span><text:span text:style-name="T2">th</text:span><text:span text:style-name="T1"> </text:span><text:span text:style-name="T1">Heaven.</text:span></text:p>
      <text:p text:style-name="P4"/>
      <text:p text:style-name="P4">I have a quest,</text:p>
      <text:p text:style-name="P4">that one aeon,</text:p>
      <text:p text:style-name="P4">even the state of Shadow Moses island near Alaska,</text:p>
      <text:p text:style-name="P4">an island full of MUF (Materials Unaccounted For),</text:p>
      <text:p text:style-name="P4">filled with unused and untethered nuclear warheads,</text:p>
      <text:p text:style-name="P4">will be <text:span text:style-name="T5">rebuilt</text:span>,</text:p>
      <text:p text:style-name="P4">into a haven free from Genes, Memes, and SOP leftovers.</text:p>
      <text:p text:style-name="P4"/>
      <text:p text:style-name="P4">I have a quest,</text:p>
      <text:p text:style-name="P4">that my four little-insignificant team-mates,</text:p>
      <text:p text:style-name="P4"><text:soft-page-break/>will one day die not of Friendly fire,</text:p>
      <text:p text:style-name="P4">where they will not bounce and strafe</text:p>
      <text:p text:style-name="P4">by their keyboard and mouse,</text:p>
      <text:p text:style-name="P4">but rather with their DualShock 4s...</text:p>
      <text:p text:style-name="P4"/>
      <text:p text:style-name="P4">And when shit happens,</text:p>
      <text:p text:style-name="P4">we will be able to steer up that day,</text:p>
      <text:p text:style-name="P4">when all of the Queen of Blades offsprings,</text:p>
      <text:p text:style-name="P4">Terran and Protoss alike,</text:p>
      <text:p text:style-name="P4">The Brotherhood of Nod, Tiberium Sun and Red Alert,</text:p>
      <text:p text:style-name="P4">will be able to join forces and shoot to kill</text:p>
      <text:p text:style-name="P4">“For fucks sakes, and Good Game!”</text:p>
      <text:p text:style-name="P5">Thank you Kane, disturber of time.</text:p>
      <text:p text:style-name="P5"/>
      <text:p text:style-name="P5">I had an M-203 Grenade launcher,</text:p>
      <text:p text:style-name="P5">but now that M-203 Grenade launcher was taken from me,</text:p>
      <text:p text:style-name="P5">I feel it is time to share with you one last quest.</text:p>
      <text:p text:style-name="P5"/>
      <text:p text:style-name="P5">I have a quest,</text:p>
      <text:p text:style-name="P5">to deliver credits where credits are due,</text:p>
      <text:p text:style-name="P2"><text:span text:style-name="T3">at first to Gil D. Rechtman for th</text:span><text:span text:style-name="T4">e</text:span><text:span text:style-name="T3"> idea </text:span><text:span text:style-name="T4">of this piece</text:span><text:span text:style-name="T3">,</text:span></text:p>
      <text:p text:style-name="P5">and last but not least to</text:p>
      <text:p text:style-name="P5">OoZooL Obliterator666 who wrote this piece</text:p>
      <text:p text:style-name="P5">from the bowels of hell.</text:p>
      <text:p text:style-name="P6">Last and Least to Martin Luther King who wrote a similar speech about 50 years ag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9T01:12:54.40</meta:creation-date>
    <dc:date>2013-09-03T02:57:32.85</dc:date>
    <meta:editing-duration>P1DT3H36M11S</meta:editing-duration>
    <meta:editing-cycles>3</meta:editing-cycles>
    <meta:generator>LibreOffice/4.0.5.2$Windows_x86 LibreOffice_project/5464147a081647a250913f19c0715bca595af2f</meta:generator>
    <meta:print-date>2013-09-03T02:56:22.26</meta:print-date>
    <meta:document-statistic meta:table-count="0" meta:image-count="0" meta:object-count="0" meta:page-count="2" meta:paragraph-count="44" meta:word-count="303" meta:character-count="1579" meta:non-whitespace-character-count="1319"/>
  </office:meta>
</office:document-meta>
</file>